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weight="bold" officeooo:rsid="0015ca15" officeooo:paragraph-rsid="0015ca15" style:font-weight-asian="bold" style:font-weight-complex="bold"/>
    </style:style>
    <style:style style:name="P2" style:family="paragraph" style:parent-style-name="Standard">
      <style:paragraph-properties fo:text-align="start" style:justify-single-word="false"/>
      <style:text-properties style:use-window-font-color="true" fo:font-weight="normal" officeooo:rsid="0015ca15" officeooo:paragraph-rsid="0015ca15" style:font-weight-asian="normal" style:font-weight-complex="normal"/>
    </style:style>
    <style:style style:name="P3" style:family="paragraph" style:parent-style-name="Standard">
      <style:paragraph-properties fo:text-align="start" style:justify-single-word="false"/>
      <style:text-properties officeooo:paragraph-rsid="0019271d"/>
    </style:style>
    <style:style style:name="P4" style:family="paragraph" style:parent-style-name="Standard">
      <style:paragraph-properties fo:text-align="start" style:justify-single-word="false"/>
      <style:text-properties officeooo:rsid="001f5e7c" officeooo:paragraph-rsid="001f5e7c"/>
    </style:style>
    <style:style style:name="P5" style:family="paragraph" style:parent-style-name="Standard" style:list-style-name="L1">
      <style:paragraph-properties fo:text-align="start" style:justify-single-word="false"/>
      <style:text-properties style:use-window-font-color="true" fo:font-weight="bold" officeooo:rsid="0015ca15" officeooo:paragraph-rsid="0015ca15" style:font-weight-asian="bold" style:font-weight-complex="bold"/>
    </style:style>
    <style:style style:name="P6" style:family="paragraph" style:parent-style-name="Standard" style:list-style-name="L3">
      <style:paragraph-properties fo:text-align="start" style:justify-single-word="false"/>
      <style:text-properties style:use-window-font-color="true" fo:font-weight="bold" officeooo:rsid="0015ca15" officeooo:paragraph-rsid="0015ca15" style:font-weight-asian="bold" style:font-weight-complex="bold"/>
    </style:style>
    <style:style style:name="P7" style:family="paragraph" style:parent-style-name="Standard" style:list-style-name="L4">
      <style:paragraph-properties fo:text-align="start" style:justify-single-word="false"/>
      <style:text-properties style:use-window-font-color="true" fo:font-weight="bold" officeooo:rsid="0019271d" officeooo:paragraph-rsid="0019271d" style:font-weight-asian="bold" style:font-weight-complex="bold"/>
    </style:style>
    <style:style style:name="P8" style:family="paragraph" style:parent-style-name="Standard" style:list-style-name="L2">
      <style:paragraph-properties fo:text-align="start" style:justify-single-word="false"/>
      <style:text-properties style:use-window-font-color="true" fo:font-weight="normal" officeooo:rsid="0015ca15" officeooo:paragraph-rsid="0015ca15" style:font-weight-asian="normal" style:font-weight-complex="normal"/>
    </style:style>
    <style:style style:name="P9" style:family="paragraph" style:parent-style-name="Standard" style:list-style-name="L2">
      <style:paragraph-properties fo:text-align="start" style:justify-single-word="false"/>
      <style:text-properties style:use-window-font-color="true" fo:font-weight="normal" officeooo:rsid="0015ca15" officeooo:paragraph-rsid="00224307" style:font-weight-asian="normal" style:font-weight-complex="normal"/>
    </style:style>
    <style:style style:name="P10" style:family="paragraph" style:parent-style-name="Standard" style:list-style-name="L3">
      <style:paragraph-properties fo:text-align="start" style:justify-single-word="false"/>
      <style:text-properties style:use-window-font-color="true" fo:font-weight="normal" officeooo:rsid="0015ca15" officeooo:paragraph-rsid="001d48f1" style:font-weight-asian="normal" style:font-weight-complex="normal"/>
    </style:style>
    <style:style style:name="P11" style:family="paragraph" style:parent-style-name="Standard" style:list-style-name="L3">
      <style:paragraph-properties fo:text-align="start" style:justify-single-word="false"/>
      <style:text-properties style:use-window-font-color="true" fo:font-weight="normal" officeooo:rsid="0015ca15" officeooo:paragraph-rsid="0015ca15" style:font-weight-asian="normal" style:font-weight-complex="normal"/>
    </style:style>
    <style:style style:name="P12" style:family="paragraph" style:parent-style-name="Standard" style:list-style-name="L3">
      <style:paragraph-properties fo:text-align="start" style:justify-single-word="false"/>
      <style:text-properties style:use-window-font-color="true" fo:font-weight="normal" officeooo:rsid="001d48f1" officeooo:paragraph-rsid="001d48f1" style:font-weight-asian="normal" style:font-weight-complex="normal"/>
    </style:style>
    <style:style style:name="P13" style:family="paragraph" style:parent-style-name="Standard" style:list-style-name="L5">
      <style:paragraph-properties fo:text-align="start" style:justify-single-word="false"/>
      <style:text-properties style:use-window-font-color="true" fo:font-weight="normal" officeooo:rsid="0019271d" officeooo:paragraph-rsid="0019271d" style:font-weight-asian="normal" style:font-weight-complex="normal"/>
    </style:style>
    <style:style style:name="P14" style:family="paragraph" style:parent-style-name="Standard" style:list-style-name="L2">
      <style:paragraph-properties fo:text-align="start" style:justify-single-word="false"/>
      <style:text-properties officeooo:paragraph-rsid="0015ca15"/>
    </style:style>
    <style:style style:name="P15" style:family="paragraph" style:parent-style-name="Standard" style:list-style-name="L15">
      <style:paragraph-properties fo:text-align="start" style:justify-single-word="false"/>
      <style:text-properties officeooo:paragraph-rsid="0023e869"/>
    </style:style>
    <style:style style:name="P16" style:family="paragraph" style:parent-style-name="Standard">
      <style:paragraph-properties fo:text-align="start" style:justify-single-word="false"/>
      <style:text-properties officeooo:paragraph-rsid="0023e869"/>
    </style:style>
    <style:style style:name="P17" style:family="paragraph" style:parent-style-name="Standard" style:list-style-name="L17">
      <style:paragraph-properties fo:text-align="start" style:justify-single-word="false"/>
      <style:text-properties officeooo:paragraph-rsid="00254c45"/>
    </style:style>
    <style:style style:name="P18" style:family="paragraph" style:parent-style-name="Standard">
      <style:paragraph-properties fo:text-align="start" style:justify-single-word="false"/>
      <style:text-properties officeooo:paragraph-rsid="00254c45"/>
    </style:style>
    <style:style style:name="P19" style:family="paragraph" style:parent-style-name="Standard" style:list-style-name="L18">
      <style:paragraph-properties fo:text-align="start" style:justify-single-word="false"/>
      <style:text-properties officeooo:paragraph-rsid="00254c45"/>
    </style:style>
    <style:style style:name="P20" style:family="paragraph" style:parent-style-name="Standard" style:list-style-name="L6">
      <style:paragraph-properties fo:text-align="start" style:justify-single-word="false"/>
      <style:text-properties fo:font-weight="bold" officeooo:rsid="001d48f1" officeooo:paragraph-rsid="001d48f1" style:font-weight-asian="bold" style:font-weight-complex="bold"/>
    </style:style>
    <style:style style:name="P21" style:family="paragraph" style:parent-style-name="Standard" style:list-style-name="L8">
      <style:paragraph-properties fo:text-align="start" style:justify-single-word="false"/>
      <style:text-properties fo:font-weight="bold" officeooo:rsid="001f5e7c" officeooo:paragraph-rsid="001f5e7c" style:font-weight-asian="bold" style:font-weight-complex="bold"/>
    </style:style>
    <style:style style:name="P22" style:family="paragraph" style:parent-style-name="Standard" style:list-style-name="L9">
      <style:paragraph-properties fo:text-align="start" style:justify-single-word="false"/>
      <style:text-properties fo:font-weight="bold" officeooo:rsid="0023aadb" officeooo:paragraph-rsid="0023aadb" style:font-weight-asian="bold" style:font-weight-complex="bold"/>
    </style:style>
    <style:style style:name="P23" style:family="paragraph" style:parent-style-name="Standard" style:list-style-name="L10">
      <style:paragraph-properties fo:text-align="start" style:justify-single-word="false"/>
      <style:text-properties fo:font-weight="bold" officeooo:rsid="0023aadb" officeooo:paragraph-rsid="0023aadb" style:font-weight-asian="bold" style:font-weight-complex="bold"/>
    </style:style>
    <style:style style:name="P24" style:family="paragraph" style:parent-style-name="Standard" style:list-style-name="L11">
      <style:paragraph-properties fo:text-align="start" style:justify-single-word="false"/>
      <style:text-properties fo:font-weight="bold" officeooo:rsid="0023aadb" officeooo:paragraph-rsid="0023aadb" style:font-weight-asian="bold" style:font-weight-complex="bold"/>
    </style:style>
    <style:style style:name="P25" style:family="paragraph" style:parent-style-name="Standard" style:list-style-name="L12">
      <style:paragraph-properties fo:text-align="start" style:justify-single-word="false"/>
      <style:text-properties fo:font-weight="bold" officeooo:rsid="0023aadb" officeooo:paragraph-rsid="0023aadb" style:font-weight-asian="bold" style:font-weight-complex="bold"/>
    </style:style>
    <style:style style:name="P26" style:family="paragraph" style:parent-style-name="Standard" style:list-style-name="L13">
      <style:paragraph-properties fo:text-align="start" style:justify-single-word="false"/>
      <style:text-properties fo:font-weight="bold" officeooo:rsid="0023aadb" officeooo:paragraph-rsid="0023aadb" style:font-weight-asian="bold" style:font-weight-complex="bold"/>
    </style:style>
    <style:style style:name="P27" style:family="paragraph" style:parent-style-name="Standard" style:list-style-name="L15">
      <style:paragraph-properties fo:text-align="start" style:justify-single-word="false"/>
      <style:text-properties fo:font-weight="bold" officeooo:rsid="0023e869" officeooo:paragraph-rsid="0023e869" style:font-weight-asian="bold" style:font-weight-complex="bold"/>
    </style:style>
    <style:style style:name="P28" style:family="paragraph" style:parent-style-name="Standard" style:list-style-name="L14">
      <style:paragraph-properties fo:text-align="start" style:justify-single-word="false"/>
      <style:text-properties fo:font-weight="bold" officeooo:rsid="0023e869" officeooo:paragraph-rsid="0023e869" style:font-weight-asian="bold" style:font-weight-complex="bold"/>
    </style:style>
    <style:style style:name="P29" style:family="paragraph" style:parent-style-name="Standard" style:list-style-name="L16">
      <style:paragraph-properties fo:text-align="start" style:justify-single-word="false"/>
      <style:text-properties fo:font-weight="bold" officeooo:rsid="0023e869" officeooo:paragraph-rsid="0023e869" style:font-weight-asian="bold" style:font-weight-complex="bold"/>
    </style:style>
    <style:style style:name="P30" style:family="paragraph" style:parent-style-name="Standard" style:list-style-name="L17">
      <style:paragraph-properties fo:text-align="start" style:justify-single-word="false"/>
      <style:text-properties fo:font-weight="bold" officeooo:paragraph-rsid="00254c45" style:font-weight-asian="bold" style:font-weight-complex="bold"/>
    </style:style>
    <style:style style:name="P31" style:family="paragraph" style:parent-style-name="Standard" style:list-style-name="L18">
      <style:paragraph-properties fo:text-align="start" style:justify-single-word="false"/>
      <style:text-properties fo:font-weight="bold" officeooo:rsid="00254c45" officeooo:paragraph-rsid="00254c45" style:font-weight-asian="bold" style:font-weight-complex="bold"/>
    </style:style>
    <style:style style:name="P32" style:family="paragraph" style:parent-style-name="Standard" style:list-style-name="L6">
      <style:paragraph-properties fo:text-align="start" style:justify-single-word="false"/>
      <style:text-properties officeooo:rsid="001d48f1" officeooo:paragraph-rsid="001d48f1"/>
    </style:style>
    <style:style style:name="P33" style:family="paragraph" style:parent-style-name="Standard" style:list-style-name="L7">
      <style:paragraph-properties fo:text-align="start" style:justify-single-word="false"/>
      <style:text-properties officeooo:rsid="001f5e7c" officeooo:paragraph-rsid="001f5e7c"/>
    </style:style>
    <style:style style:name="P34" style:family="paragraph" style:parent-style-name="Standard" style:list-style-name="L8">
      <style:paragraph-properties fo:text-align="start" style:justify-single-word="false"/>
      <style:text-properties fo:font-weight="normal" officeooo:rsid="0020d4bc" officeooo:paragraph-rsid="0020d4bc" style:font-weight-asian="normal" style:font-weight-complex="normal"/>
    </style:style>
    <style:style style:name="P35" style:family="paragraph" style:parent-style-name="Standard" style:list-style-name="L9">
      <style:paragraph-properties fo:text-align="start" style:justify-single-word="false"/>
      <style:text-properties fo:font-weight="normal" officeooo:rsid="0023aadb" officeooo:paragraph-rsid="0023aadb" style:font-weight-asian="normal" style:font-weight-complex="normal"/>
    </style:style>
    <style:style style:name="P36" style:family="paragraph" style:parent-style-name="Standard">
      <style:paragraph-properties fo:text-align="start" style:justify-single-word="false"/>
      <style:text-properties fo:font-weight="normal" officeooo:rsid="0023aadb" officeooo:paragraph-rsid="0023aadb" style:font-weight-asian="normal" style:font-weight-complex="normal"/>
    </style:style>
    <style:style style:name="P37" style:family="paragraph" style:parent-style-name="Standard" style:list-style-name="L10">
      <style:paragraph-properties fo:text-align="start" style:justify-single-word="false"/>
      <style:text-properties fo:font-weight="normal" officeooo:rsid="0023aadb" officeooo:paragraph-rsid="0023aadb" style:font-weight-asian="normal" style:font-weight-complex="normal"/>
    </style:style>
    <style:style style:name="P38" style:family="paragraph" style:parent-style-name="Standard" style:list-style-name="L11">
      <style:paragraph-properties fo:text-align="start" style:justify-single-word="false"/>
      <style:text-properties fo:font-weight="normal" officeooo:rsid="0023aadb" officeooo:paragraph-rsid="0023aadb" style:font-weight-asian="normal" style:font-weight-complex="normal"/>
    </style:style>
    <style:style style:name="P39" style:family="paragraph" style:parent-style-name="Standard" style:list-style-name="L12">
      <style:paragraph-properties fo:text-align="start" style:justify-single-word="false"/>
      <style:text-properties fo:font-weight="normal" officeooo:rsid="0023aadb" officeooo:paragraph-rsid="0023aadb" style:font-weight-asian="normal" style:font-weight-complex="normal"/>
    </style:style>
    <style:style style:name="P40" style:family="paragraph" style:parent-style-name="Standard" style:list-style-name="L13">
      <style:paragraph-properties fo:text-align="start" style:justify-single-word="false"/>
      <style:text-properties fo:font-weight="normal" officeooo:rsid="0023aadb" officeooo:paragraph-rsid="0023aadb" style:font-weight-asian="normal" style:font-weight-complex="normal"/>
    </style:style>
    <style:style style:name="P41" style:family="paragraph" style:parent-style-name="Standard" style:list-style-name="L14">
      <style:paragraph-properties fo:text-align="start" style:justify-single-word="false"/>
      <style:text-properties officeooo:rsid="0023e869" officeooo:paragraph-rsid="0023e869"/>
    </style:style>
    <style:style style:name="P42" style:family="paragraph" style:parent-style-name="Standard">
      <style:paragraph-properties fo:text-align="start" style:justify-single-word="false"/>
      <style:text-properties officeooo:rsid="0023e869" officeooo:paragraph-rsid="0023e869"/>
    </style:style>
    <style:style style:name="P43" style:family="paragraph" style:parent-style-name="Standard" style:list-style-name="L16">
      <style:paragraph-properties fo:text-align="start" style:justify-single-word="false"/>
      <style:text-properties officeooo:rsid="0023e869" officeooo:paragraph-rsid="0023e869"/>
    </style:style>
    <style:style style:name="P44" style:family="paragraph" style:parent-style-name="Standard" style:list-style-name="L18">
      <style:paragraph-properties fo:text-align="start" style:justify-single-word="false"/>
      <style:text-properties officeooo:rsid="00254c45" officeooo:paragraph-rsid="00254c45"/>
    </style:style>
    <style:style style:name="T1" style:family="text">
      <style:text-properties officeooo:rsid="001d7f80"/>
    </style:style>
    <style:style style:name="T2" style:family="text">
      <style:text-properties style:use-window-font-color="true" fo:font-weight="normal" officeooo:rsid="0015ca15" style:font-weight-asian="normal" style:font-weight-complex="normal"/>
    </style:style>
    <style:style style:name="T3" style:family="text">
      <style:text-properties style:use-window-font-color="true" fo:font-weight="normal" officeooo:rsid="00224307" style:font-weight-asian="normal" style:font-weight-complex="normal"/>
    </style:style>
    <style:style style:name="T4" style:family="text">
      <style:text-properties officeooo:rsid="00224307"/>
    </style:style>
    <style:style style:name="T5" style:family="text">
      <style:text-properties officeooo:rsid="0023aadb"/>
    </style:style>
    <style:style style:name="T6" style:family="text">
      <style:text-properties fo:font-weight="normal" style:font-weight-asian="normal" style:font-weight-complex="normal"/>
    </style:style>
    <style:style style:name="T7" style:family="text">
      <style:text-properties fo:font-weight="normal" officeooo:rsid="0023aadb" style:font-weight-asian="normal" style:font-weight-complex="normal"/>
    </style:style>
    <style:style style:name="T8" style:family="text">
      <style:text-properties fo:font-weight="normal" officeooo:rsid="0023e869" style:font-weight-asian="normal" style:font-weight-complex="normal"/>
    </style:style>
    <style:style style:name="T9" style:family="text">
      <style:text-properties fo:font-weight="normal" officeooo:rsid="00254c45" style:font-weight-asian="normal" style:font-weight-complex="normal"/>
    </style:style>
    <style:style style:name="T10" style:family="text">
      <style:text-properties officeooo:rsid="00254c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Hibernate</text:p>
      <text:p text:style-name="P2"/>
      <text:list xml:id="list3247346180" text:style-name="L1">
        <text:list-item>
          <text:p text:style-name="P5">ORM overview</text:p>
        </text:list-item>
      </text:list>
      <text:list xml:id="list3314834717" text:style-name="L2">
        <text:list-item>
          <text:p text:style-name="P8">ORM <text:span text:style-name="T4">is a programming technique</text:span> stands for Object-Relational Mapping.</text:p>
        </text:list-item>
        <text:list-item>
          <text:p text:style-name="P14"><text:span text:style-name="T2">ORM frameworks allow developers to define classes that map to database tables. Each object of the class represents a row in the corresponding table. </text:span><text:span text:style-name="T3">It can be used to </text:span><text:span text:style-name="T2">perform database operations like creating, updating, and deleting records.</text:span></text:p>
        </text:list-item>
        <text:list-item>
          <text:p text:style-name="P9">ORM frameworks provide a number of benefits: <text:s/>Reduce development time, Database independence, Improved maintainability. Improved performance. </text:p>
        </text:list-item>
        <text:list-item>
          <text:p text:style-name="P9">ORM frameworks like Hibernate, JPA, and Django ORM, provide a high-level abstraction over the underlying database.</text:p>
        </text:list-item>
      </text:list>
      <text:p text:style-name="P2"/>
      <text:list xml:id="list1410241472" text:style-name="L3">
        <text:list-item>
          <text:p text:style-name="P6">Hibernate Overview</text:p>
          <text:list>
            <text:list-item>
              <text:p text:style-name="P10">Hibernate is an open-source ORM framework for Java. It provides a powerful and flexible way to map Java classes to database tables, allowing developers to work with objects instead of writing complex SQL queries. <text:s/></text:p>
            </text:list-item>
            <text:list-item>
              <text:p text:style-name="P12">Hibernate is open source and lightweight since it depends upon POJO classes.</text:p>
            </text:list-item>
            <text:list-item>
              <text:p text:style-name="P12">Hibernate is non-invasive i.e. it doesn’t force us to implement or extend any class simply we have to make the objects of the provided api.</text:p>
              <text:p text:style-name="P11"/>
            </text:list-item>
          </text:list>
        </text:list-item>
      </text:list>
      <text:list xml:id="list1200719163" text:style-name="L4">
        <text:list-item>
          <text:p text:style-name="P7">Architecture</text:p>
        </text:list-item>
      </text:list>
      <text:list xml:id="list2283419975" text:style-name="L5">
        <text:list-item>
          <text:p text:style-name="P13">Hibernate architecture is based on the Model-View-Controller (MVC) design pattern. It consists of four main layers: <text:s text:c="5"/></text:p>
          <text:list>
            <text:list-item>
              <text:p text:style-name="P13">Presentation layer: This is responsible for rendering the user interface and collecting user input. It interacts with the controller layer to retrieve and update data. <text:s text:c="5"/></text:p>
            </text:list-item>
            <text:list-item>
              <text:p text:style-name="P13">Controller layer: This is responsible for handling user requests and processing business logic. It interacts with the service layer to retrieve and manipulate data. <text:s text:c="5"/></text:p>
            </text:list-item>
            <text:list-item>
              <text:p text:style-name="P13">Service layer: This is responsible for managing business logic and transaction management. It interacts with the DAO layer to retrieve and manipulate data. <text:s text:c="5"/></text:p>
            </text:list-item>
            <text:list-item>
              <text:p text:style-name="P13">DAO layer: The DAO (Data Access Object) layer is responsible for providing an interface between the application and the database. It interacts with the Hibernate framework to perform CRUD (Create, Read, Update, and Delete) operations on the database.</text:p>
            </text:list-item>
          </text:list>
        </text:list-item>
      </text:list>
      <text:p text:style-name="P3"/>
      <text:list xml:id="list3336546735" text:style-name="L6">
        <text:list-item>
          <text:p text:style-name="P20">Traditional way to save data(JDBC)</text:p>
          <text:list>
            <text:list-item>
              <text:p text:style-name="P32">Earlier we used to use the JDBC api to connect the java objects to the tables on database. And also we had to write all the code for DAOclasses.</text:p>
            </text:list-item>
            <text:list-item>
              <text:p text:style-name="P32">While in hibernate it automatically access the database by mapping all the fields using annotations <text:span text:style-name="T1">or xml.</text:span></text:p>
            </text:list-item>
          </text:list>
        </text:list-item>
      </text:list>
      <text:list xml:id="list3862319765" text:style-name="L7">
        <text:list-item>
          <text:list>
            <text:list-item>
              <text:p text:style-name="P33">Hibernate can be added the dependency of hibernate in maven pom.xml or gradle gradle.build.</text:p>
            </text:list-item>
          </text:list>
        </text:list-item>
      </text:list>
      <text:p text:style-name="P4"/>
      <text:list xml:id="list4212931740" text:style-name="L8">
        <text:list-item>
          <text:p text:style-name="P21">Configuration of Hibernate.</text:p>
          <text:list>
            <text:list-item>
              <text:p text:style-name="P34">Configure the Hibernate properties in your application configuration file (e.g., hibernate.cfg.xml or persistence.xml). Here is an example configuration:</text:p>
            </text:list-item>
            <text:list-item>
              <text:p text:style-name="P34">&lt;property name="hibernate.dialect"&gt;org.hibernate.dialect.MySQLDialect&lt;/property&gt;</text:p>
            </text:list-item>
            <text:list-item>
              <text:p text:style-name="P34">&lt;property name="hibernate.connection.driver_class"&gt;com.mysql.cj.jdbc.Driver&lt;/property&gt;</text:p>
            </text:list-item>
            <text:list-item>
              <text:p text:style-name="P34">&lt;property name="hibernate.connection.url"&gt;jdbc:mysql://localhost:3306/mydatabase&lt;/property&gt;</text:p>
            </text:list-item>
            <text:list-item>
              <text:p text:style-name="P34">&lt;property name="hibernate.connection.username"&gt;root&lt;/property&gt;</text:p>
            </text:list-item>
            <text:list-item>
              <text:p text:style-name="P34">&lt;property name="hibernate.connection.password"&gt;password&lt;/property&gt;</text:p>
            </text:list-item>
          </text:list>
        </text:list-item>
      </text:list>
      <text:list xml:id="list3551371600" text:style-name="L9">
        <text:list-item>
          <text:p text:style-name="P22"><text:soft-page-break/>Fetching object in hibernate:</text:p>
          <text:list>
            <text:list-item>
              <text:p text:style-name="P35">session.get() method: This method loads the object by its primary key value.</text:p>
              <text:list>
                <text:list-item>
                  <text:p text:style-name="P35">MyEntity entity = session.get(MyEntity.class, id); <text:s text:c="2"/></text:p>
                </text:list-item>
              </text:list>
            </text:list-item>
            <text:list-item>
              <text:p text:style-name="P35">session.load() method: This method also loads the object by its primary key value, but it returns a proxy object instead of the actual object. The actual object is loaded only when you access its properties. </text:p>
              <text:list>
                <text:list-item>
                  <text:p text:style-name="P35">MyEntity entity = session.load(MyEntity.class, id); <text:s/></text:p>
                </text:list-item>
              </text:list>
            </text:list-item>
            <text:list-item>
              <text:p text:style-name="P35">HQL (Hibernate Query Language): You can write HQL queries to fetch objects from the database based on some criteria. </text:p>
              <text:list>
                <text:list-item>
                  <text:p text:style-name="P35">Query query = session.createQuery("from MyEntity where name = :name"); </text:p>
                </text:list-item>
                <text:list-item>
                  <text:p text:style-name="P35">query.setParameter("name", "John"); </text:p>
                </text:list-item>
                <text:list-item>
                  <text:p text:style-name="P35">List&lt;MyEntity&gt; entities = query.list(); <text:s text:c="3"/></text:p>
                </text:list-item>
              </text:list>
            </text:list-item>
            <text:list-item>
              <text:p text:style-name="P35">Criteria API: You can use the Criteria API to build a query programmatically to fetch objects from the database based on some criteria. For example: <text:s/>java <text:s/></text:p>
              <text:list>
                <text:list-item>
                  <text:p text:style-name="P35">CriteriaBuilder builder = session.getCriteriaBuilder(); </text:p>
                </text:list-item>
                <text:list-item>
                  <text:p text:style-name="P35">CriteriaQuery&lt;MyEntity&gt; query = builder.createQuery(MyEntity.class); </text:p>
                </text:list-item>
                <text:list-item>
                  <text:p text:style-name="P35">Root&lt;MyEntity&gt; root = query.from(MyEntity.class); </text:p>
                </text:list-item>
                <text:list-item>
                  <text:p text:style-name="P35">query.select(root).where(builder.equal(root.get("name"), "John")); </text:p>
                </text:list-item>
                <text:list-item>
                  <text:p text:style-name="P35">List&lt;MyEntity&gt; entities = session.createQuery(query).getResultList();</text:p>
                </text:list-item>
              </text:list>
            </text:list-item>
          </text:list>
        </text:list-item>
      </text:list>
      <text:p text:style-name="P36"/>
      <text:list xml:id="list2190483845" text:style-name="L10">
        <text:list-item>
          <text:p text:style-name="P23">@Embeddable</text:p>
          <text:list>
            <text:list-item>
              <text:p text:style-name="P37">An embeddable class is a non-entity class whose object is used as a value of another entity class. The fields of an embeddable class are mapped to the columns of the owning entity's table. <text:s/>When an entity contains an embeddable object, Hibernate will automatically map the fields of the embedded object to columns in the entity's table. The @Embeddable annotation is used to indicate that a class is an embeddable class, and the @Embedded annotation is used in the entity class to specify that the field is an embedded object.</text:p>
            </text:list-item>
          </text:list>
        </text:list-item>
      </text:list>
      <text:p text:style-name="P36"/>
      <text:list xml:id="list4155676835" text:style-name="L11">
        <text:list-item>
          <text:p text:style-name="P24">SessionFactory, Sessions and Transactions.</text:p>
          <text:list>
            <text:list-item>
              <text:p text:style-name="P38">In Hibernate, SessionFactory is a thread-safe object that creates Session objects. SessionFactory is created once during the application startup and used to create multiple Session objects throughout the application lifecycle. <text:s/></text:p>
            </text:list-item>
            <text:list-item>
              <text:p text:style-name="P38">A Session represents a single unit of work with the database and acts as an interface between the application and the database. It provides methods for CRUD (create, read, update, delete) operations on persistent objects. A Session is not thread-safe, so it should not be shared between threads. <text:s/></text:p>
            </text:list-item>
            <text:list-item>
              <text:p text:style-name="P38">A Transaction represents a single atomic unit of work with the database. It ensures that all the database operations are completed successfully or rolled back in case of any failure. A Transaction should always be associated with a Session.</text:p>
            </text:list-item>
            <text:list-item>
              <text:p text:style-name="P38">SessionFactory is used to create a new Session object. The Transaction object is used to group a set of operations as a single unit of work. The Session object is used to perform database operations like creating, retrieving, updating, and deleting persistent objects. Finally, the Session is closed when the operation is completed.</text:p>
              <text:p text:style-name="P38"/>
            </text:list-item>
          </text:list>
        </text:list-item>
      </text:list>
      <text:list xml:id="list3192613549" text:style-name="L12">
        <text:list-item>
          <text:p text:style-name="P25">OneToOne Mapping</text:p>
          <text:list>
            <text:list-item>
              <text:p text:style-name="P39">In Hibernate, one-to-one mapping is used to map a single instance of an entity with a single instance of another entity. In other words, one-to-one mapping establishes a relationship between two entities where each instance of one entity is associated with only one instance of another entity. <text:s/></text:p>
            </text:list-item>
            <text:list-item>
              <text:p text:style-name="P39">In Hibernate, one-to-one mapping can be achieved using two approaches: <text:s text:c="5"/></text:p>
              <text:list>
                <text:list-item>
                  <text:p text:style-name="P39"><text:soft-page-break/>Primary Key Association: In this approach, the primary key of one table is used as a primary key of another table as well. This is achieved using the @PrimaryKeyJoinColumn annotation.</text:p>
                </text:list-item>
                <text:list-item>
                  <text:p text:style-name="P39">Foreign Key Association: In this approach, a foreign key is used to establish a relationship between two tables. This is achieved using the @JoinColumn annotation.</text:p>
                </text:list-item>
              </text:list>
            </text:list-item>
          </text:list>
        </text:list-item>
      </text:list>
      <text:p text:style-name="P36"/>
      <text:list xml:id="list152576123" text:style-name="L13">
        <text:list-item>
          <text:p text:style-name="P26">OneToMany Mapping</text:p>
          <text:list>
            <text:list-item>
              <text:p text:style-name="P40">In Hibernate, the one-to-many mapping represents a relationship between two entities where one entity can have multiple related entities in the second entity. For example, a Customer can have multiple Orders. <text:s/>To create a one-to-many relationship in Hibernate, we need to define the relationship between two entities using annotations. The @OneToMany annotation is used on the collection property of the parent entity to define the mapping.</text:p>
            </text:list-item>
          </text:list>
        </text:list-item>
      </text:list>
      <text:p text:style-name="P36"/>
      <text:list xml:id="list842057923" text:style-name="L14">
        <text:list-item>
          <text:p text:style-name="P28"><text:span text:style-name="T5">M</text:span>anyToMany Mapping</text:p>
          <text:list>
            <text:list-item>
              <text:p text:style-name="P41"><text:span text:style-name="T6">In Hibernate, many-to-many mapping is used to represent a relationship between two entities where one entity can be associated with multiple instances of another entity, and vice versa. In other words, a many-to-many relationship exists between two entities when multiple instances of one entity are associated with multiple instances of another entity. <text:s/>To implement many-to-many mapping in Hibernate, we use a third table, also called a join table, to establish the relationship between the two entities. The join table contains the foreign keys of both the entities, and acts as a bridge table between them.</text:span></text:p>
            </text:list-item>
          </text:list>
        </text:list-item>
      </text:list>
      <text:p text:style-name="P42"><text:span text:style-name="T6"/></text:p>
      <text:list xml:id="list2451707683" text:style-name="L15">
        <text:list-item>
          <text:p text:style-name="P27">Fetching Technique</text:p>
          <text:list>
            <text:list-item>
              <text:p text:style-name="P15"><text:span text:style-name="T8">Fetching is the process of retrieving data from the database and creating an object representation of the data. Fetching is a critical aspect of Hibernate, as it determines how and when data is retrieved from the database. <text:s/></text:span></text:p>
            </text:list-item>
            <text:list-item>
              <text:p text:style-name="P15"><text:span text:style-name="T8">Hibernate supports two types of fetching strategies: lazy loading and eager loading. <text:s text:c="5"/></text:span></text:p>
              <text:list>
                <text:list-item>
                  <text:p text:style-name="P15"><text:span text:style-name="T8">Lazy Loading: <text:s/>Lazy loading is a technique used in Hibernate to delay the loading of related entities until they are actually needed. This technique helps to improve performance and reduce memory usage. With lazy loading, the related entities are not loaded until they are accessed explicitly in the code. <text:s/>For example, suppose we have a User entity that has a List of Order entities. If we use lazy loading, the List of Order entities will not be loaded until we access it through the User entity. <text:s/>To specify lazy loading in Hibernate, we can use the @OneToMany or @ManyToMany annotations with the fetch attribute set to FetchType.LAZY. <text:s text:c="5"/></text:span></text:p>
                </text:list-item>
                <text:list-item>
                  <text:p text:style-name="P15"><text:span text:style-name="T8">Eager Loading: <text:s text:c="4"/>Eager loading is a technique used in Hibernate to load all the related entities at once. With eager loading, all the related entities are loaded immediately when the parent entity is loaded. <text:s/>For example, suppose we have a User entity that has a List of Order entities. If we use eager loading, the List of Order entities will be loaded as soon as the User entity is loaded. <text:s/>To specify eager loading in Hibernate, we can use the @OneToMany or @ManyToMany annotations with the fetch attribute set to FetchType.EAGER.</text:span></text:p>
                </text:list-item>
              </text:list>
            </text:list-item>
          </text:list>
        </text:list-item>
      </text:list>
      <text:p text:style-name="P16"><text:span text:style-name="T8"/></text:p>
      <text:list xml:id="list531743671" text:style-name="L16">
        <text:list-item>
          <text:p text:style-name="P29">Hibernate Object States | Persistent Life Cycle</text:p>
          <text:list>
            <text:list-item>
              <text:p text:style-name="P43"><text:span text:style-name="T6">Transient state: This is the initial state of an object, which means the object is not associated with any persistence context. In this state, the object is not persisted in the database and doesn't have any unique identifier. <text:s text:c="5"/></text:span></text:p>
            </text:list-item>
            <text:list-item>
              <text:p text:style-name="P43"><text:span text:style-name="T6">Persistent state: This is the state when the object is associated with a persistence context and mapped to a row in the database. In this state, any changes made to the object will </text:span><text:soft-page-break/><text:span text:style-name="T6">be tracked by the persistence context, and these changes will be synchronized with the database at the end of the transaction. <text:s text:c="5"/></text:span></text:p>
            </text:list-item>
            <text:list-item>
              <text:p text:style-name="P43"><text:span text:style-name="T6">Detached state: This is the state when the object was previously associated with a persistence context, but now the persistence context is closed or the object is explicitly detached using the evict() or detach() method. In this state, the object is still mapped to a row in the database, but any changes made to the object will not be tracked by the persistence context, and these changes will not be synchronized with the database. <text:s text:c="5"/></text:span></text:p>
            </text:list-item>
            <text:list-item>
              <text:p text:style-name="P43"><text:span text:style-name="T6">Removed state: This is the state when the object was previously associated with a persistence context, but now it has been removed using the delete() or remove() method. In this state, the object is no longer mapped to a row in the database, and any changes made to the object will not be synchronized with the database.</text:span></text:p>
            </text:list-item>
          </text:list>
        </text:list-item>
      </text:list>
      <text:p text:style-name="P42"><text:span text:style-name="T6"/></text:p>
      <text:list xml:id="list767668347" text:style-name="L17">
        <text:list-item>
          <text:p text:style-name="P30"><text:span text:style-name="T10">HQL(Hibernate Query Language)</text:span></text:p>
          <text:list>
            <text:list-item>
              <text:p text:style-name="P17"><text:span text:style-name="T9">HQL stands for Hibernate Query Language, which is a query language used to perform database operations on Hibernate persistent objects. HQL is similar to SQL in syntax, but it operates on Hibernate objects instead of database tables. <text:s/>HQL provides a high-level object-oriented interface for interacting with the database, allowing developers to write database queries without worrying about low-level details of SQL and JDBC. </text:span></text:p>
            </text:list-item>
            <text:list-item>
              <text:p text:style-name="P17"><text:span text:style-name="T9">HQL queries are executed using Hibernate's object-relational mapping (ORM) system, which translates the HQL query into SQL statements and executes them against the underlying database. <text:s/>HQL supports a wide range of operations, including selection, projection, aggregation, filtering, grouping, and sorting. It also supports advanced features such as subqueries, joins, and polymorphic queries. <text:s/></text:span></text:p>
            </text:list-item>
            <text:list-item>
              <text:p text:style-name="P17"><text:span text:style-name="T9">The main advantage of using HQL is that it provides a powerful and flexible way to query Hibernate objects using a high-level, object-oriented syntax. This makes it easier to write and maintain database queries, especially for complex operations that involve multiple tables and relationships. <text:s/>Another advantage of using HQL is that it is database-independent. HQL queries are translated into SQL statements by Hibernate, so developers do not need to write SQL code for each database system they use. This makes it easier to port applications between different database systems, as the queries can remain the same regardless of the underlying database technology.</text:span></text:p>
            </text:list-item>
          </text:list>
        </text:list-item>
      </text:list>
      <text:p text:style-name="P18"><text:span text:style-name="T9"/></text:p>
      <text:list xml:id="list2274702364" text:style-name="L18">
        <text:list-item>
          <text:p text:style-name="P31">Hibernate Cascading</text:p>
          <text:list>
            <text:list-item>
              <text:p text:style-name="P19"><text:span text:style-name="T9">Cascading is the ability to propagate the state changes of one object to other associated objects. When an object is saved, updated, or deleted, the cascading feature automatically persists the changes to its associated objects as well. This saves the developer from writing boilerplate code to handle the cascading operations manually. Hibernate provides different types of cascading options that can be applied to various associations. </text:span></text:p>
            </text:list-item>
            <text:list-item>
              <text:p text:style-name="P19"><text:span text:style-name="T9">The available cascading types are: <text:s text:c="5"/></text:span></text:p>
              <text:list>
                <text:list-item>
                  <text:p text:style-name="P19"><text:span text:style-name="T9">ALL: This cascading type propagates all operations, including save, update, delete, and merge, to the associated objects. <text:s text:c="4"/></text:span></text:p>
                </text:list-item>
                <text:list-item>
                  <text:p text:style-name="P19"><text:span text:style-name="T9">PERSIST: This type cascades the save operation to the associated objects. <text:s text:c="4"/></text:span></text:p>
                </text:list-item>
                <text:list-item>
                  <text:p text:style-name="P19"><text:span text:style-name="T9">MERGE: This type cascades the merge operation to the associated objects. <text:s text:c="4"/></text:span></text:p>
                </text:list-item>
                <text:list-item>
                  <text:p text:style-name="P19"><text:span text:style-name="T9">REMOVE: This type cascades the delete operation to the associated objects. <text:s text:c="4"/></text:span></text:p>
                </text:list-item>
                <text:list-item>
                  <text:p text:style-name="P19"><text:span text:style-name="T9">REFRESH: This type cascades the refresh operation to the associated objects. <text:s text:c="4"/></text:span></text:p>
                </text:list-item>
                <text:list-item>
                  <text:p text:style-name="P19"><text:span text:style-name="T9">DETACH: This type cascades the detach operation to the associated objects.</text:span></text:p>
                  <text:p text:style-name="P19"><text:span text:style-name="T9"/></text:p>
                </text:list-item>
              </text:list>
            </text:list-item>
          </text:list>
        </text:list-item>
        <text:list-item>
          <text:p text:style-name="P31">Hibernate Caching</text:p>
          <text:list>
            <text:list-item>
              <text:p text:style-name="P44"><text:span text:style-name="T6">Hibernate caching is a mechanism to improve the performance of Hibernate-based applications by reducing the number of database queries. It allows Hibernate to store </text:span><text:soft-page-break/><text:span text:style-name="T6">frequently accessed data in memory so that it can be quickly retrieved without going to the database. </text:span></text:p>
            </text:list-item>
            <text:list-item>
              <text:p text:style-name="P44"><text:span text:style-name="T6">There are two levels of caching in Hibernate: <text:s text:c="5"/></text:span></text:p>
              <text:list>
                <text:list-item>
                  <text:p text:style-name="P44"><text:span text:style-name="T6">First Level Cache: The first level cache is also known as the session cache. It is a cache that is associated with a session object. When Hibernate retrieves an object from the database, it stores that object in the session cache. If the same object is requested again within the same session, Hibernate returns the cached copy instead of going to the database again. The first level cache is enabled by default in Hibernate, and it cannot be disabled. <text:s text:c="5"/></text:span></text:p>
                </text:list-item>
                <text:list-item>
                  <text:p text:style-name="P44"><text:span text:style-name="T6">Second Level Cache: The second level cache is a global cache that is shared across all sessions. It is designed to reduce the number of database queries by allowing multiple sessions to share cached data. The second level cache is optional and can be enabled or disabled based on the requirements of the application. Hibernate provides several caching providers like EhCache, Infinispan, Hazelcast, and others that can be used to implement the second level cache.</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3T11:15:39.942684433</meta:creation-date>
    <dc:date>2023-04-10T11:15:57.096343417</dc:date>
    <meta:editing-duration>PT1H55M5S</meta:editing-duration>
    <meta:editing-cycles>7</meta:editing-cycles>
    <meta:generator>LibreOffice/6.4.7.2$Linux_X86_64 LibreOffice_project/40$Build-2</meta:generator>
    <meta:document-statistic meta:table-count="0" meta:image-count="0" meta:object-count="0" meta:page-count="5" meta:paragraph-count="89" meta:word-count="2197" meta:character-count="14241" meta:non-whitespace-character-count="12062"/>
  </office:meta>
</office:document-meta>
</file>